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5in" style:rel-column-width="7706*"/>
    </style:style>
    <style:style style:name="Table2.B" style:family="table-column">
      <style:table-column-properties style:column-width="1.8125in" style:rel-column-width="27935*"/>
    </style:style>
    <style:style style:name="Table2.C" style:family="table-column">
      <style:table-column-properties style:column-width="0.6875in" style:rel-column-width="10596*"/>
    </style:style>
    <style:style style:name="Table2.D" style:family="table-column">
      <style:table-column-properties style:column-width="0.6653in" style:rel-column-width="10253*"/>
    </style:style>
    <style:style style:name="Table2.E" style:family="table-column">
      <style:table-column-properties style:column-width="0.5868in" style:rel-column-width="9045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718a1" style:font-size-asian="10pt" style:font-size-complex="10pt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a95a9" style:font-size-asian="10pt" style:font-size-complex="10pt"/>
    </style:style>
    <style:style style:name="P10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188270" style:font-size-asian="10pt" style:font-size-complex="10pt"/>
    </style:style>
    <style:style style:name="P14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15" style:family="paragraph" style:parent-style-name="Table_20_Contents">
      <style:text-properties fo:font-size="10pt" officeooo:paragraph-rsid="001718a1" style:font-size-asian="10pt" style:font-size-complex="10pt"/>
    </style:style>
    <style:style style:name="P16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761119" officeooo:paragraph-rsid="001718a1" style:font-size-asian="7pt" style:font-weight-asian="bold" style:font-size-complex="7pt" style:font-weight-complex="bold"/>
    </style:style>
    <style:style style:name="P26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27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28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29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30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31" style:family="paragraph" style:parent-style-name="Table_20_Contents">
      <style:paragraph-properties fo:line-height="100%" fo:text-align="end" style:justify-single-word="false"/>
      <style:text-properties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358c0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sale in objects"&gt;</text:placeholder></text:p>
      <text:p text:style-name="P8"><text:placeholder text:placeholder-type="text">&lt;if test="invoice.type == 'out_invoice'"&gt;</text:placeholder></text:p>
      <text:p text:style-name="P1">Cliente: <text:span text:style-name="T1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3"/>Guía Remisión:</text:p>
      <text:p text:style-name="P3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3"><text:placeholder text:placeholder-type="text">&lt;formatLang(invoice.invoice_date, invoice.party.lang)&gt;</text:placeholder> <text:s text:c="2"/></text:p>
      <text:p text:style-name="P2"><text:placeholder text:placeholder-type="text">&lt;/if&gt;</text:placeholder><text:tab/></text:p>
      <text:p text:style-name="P1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4"><text:placeholder text:placeholder-type="text">&lt;/if&gt;</text:placeholder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8">C<text:span text:style-name="T4">ntd.</text:span></text:p>
          </table:table-cell>
          <table:table-cell table:style-name="Table2.A1" office:value-type="string">
            <text:p text:style-name="P29">Descripción</text:p>
          </table:table-cell>
          <table:table-cell table:style-name="Table2.A1" office:value-type="string">
            <text:p text:style-name="P28">Precio </text:p>
          </table:table-cell>
          <table:table-cell table:style-name="Table2.A1" office:value-type="string">
            <text:p text:style-name="P30">Precio con dcto.</text:p>
          </table:table-cell>
          <table:table-cell table:style-name="Table2.E1" office:value-type="string">
            <text:p text:style-name="P27">Precio Total</text:p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2" office:value-type="string">
            <text:p text:style-name="P15"><text:placeholder text:placeholder-type="text">&lt;for each="line in invoice.lines"&gt;</text:placeholder></text:p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3" office:value-type="string">
            <text:p text:style-name="P15"><text:placeholder text:placeholder-type="text">&lt;choose test=""&gt;</text:placeholder></text:p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4" office:value-type="string">
            <text:p text:style-name="P15"><text:placeholder text:placeholder-type="text">&lt;when test="line.type == 'line'"&gt;</text:placeholder></text:p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1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5"><text:placeholder text:placeholder-type="text">&lt;for each="line in line.product.name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5" office:value-type="string">
            <text:p text:style-name="P13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13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6" office:value-type="string">
            <text:p text:style-name="P15"><text:placeholder text:placeholder-type="text">&lt;/when&gt;</text:placeholder></text:p>
          </table:table-cell>
          <table:table-cell table:style-name="Table2.C16" office:value-type="string">
            <text:p text:style-name="P15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5"/>
          </table:table-cell>
        </table:table-row>
        <text:soft-page-break/>
        <table:table-row>
          <table:table-cell table:style-name="Table2.A17" office:value-type="string">
            <text:p text:style-name="P10"/>
          </table:table-cell>
          <table:table-cell table:style-name="Table2.B7" office:value-type="string">
            <text:p text:style-name="P15"><text:placeholder text:placeholder-type="text">&lt;when test="line.type == 'subtotal'"&gt;</text:placeholder></text:p>
          </table:table-cell>
          <table:table-cell table:style-name="Table2.C16" office:value-type="string">
            <text:p text:style-name="P15"/>
          </table:table-cell>
          <table:table-cell table:style-name="Table2.D7" office:value-type="string">
            <text:p text:style-name="P15"/>
          </table:table-cell>
          <table:table-cell table:style-name="Table2.E7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8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16" office:value-type="string">
            <text:p text:style-name="P15"/>
          </table:table-cell>
          <table:table-cell table:style-name="Table2.D8" office:value-type="string">
            <text:p text:style-name="P15"/>
          </table:table-cell>
          <table:table-cell table:style-name="Table2.E8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9" office:value-type="string">
            <text:p text:style-name="P15"><text:placeholder text:placeholder-type="text">&lt;/when&gt;</text:placeholder></text:p>
          </table:table-cell>
          <table:table-cell table:style-name="Table2.C16" office:value-type="string">
            <text:p text:style-name="P15"/>
          </table:table-cell>
          <table:table-cell table:style-name="Table2.D9" office:value-type="string">
            <text:p text:style-name="P15"/>
          </table:table-cell>
          <table:table-cell table:style-name="Table2.E9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0" office:value-type="string">
            <text:p text:style-name="P15"><text:placeholder text:placeholder-type="text">&lt;when test="line.type == 'title'"&gt;</text:placeholder></text:p>
          </table:table-cell>
          <table:table-cell table:style-name="Table2.C16" office:value-type="string">
            <text:p text:style-name="P15"/>
          </table:table-cell>
          <table:table-cell table:style-name="Table2.D10" office:value-type="string">
            <text:p text:style-name="P15"/>
          </table:table-cell>
          <table:table-cell table:style-name="Table2.E10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1" office:value-type="string">
            <text:p text:style-name="P15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16" office:value-type="string">
            <text:p text:style-name="P15"/>
          </table:table-cell>
          <table:table-cell table:style-name="Table2.D11" office:value-type="string">
            <text:p text:style-name="P15"/>
          </table:table-cell>
          <table:table-cell table:style-name="Table2.E11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2" office:value-type="string">
            <text:p text:style-name="P15"><text:placeholder text:placeholder-type="text">&lt;/when&gt;</text:placeholder></text:p>
          </table:table-cell>
          <table:table-cell table:style-name="Table2.C16" office:value-type="string">
            <text:p text:style-name="P15"/>
          </table:table-cell>
          <table:table-cell table:style-name="Table2.D12" office:value-type="string">
            <text:p text:style-name="P15"/>
          </table:table-cell>
          <table:table-cell table:style-name="Table2.E12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3" office:value-type="string">
            <text:p text:style-name="P15"><text:placeholder text:placeholder-type="text">&lt;otherwise test=""&gt;</text:placeholder></text:p>
          </table:table-cell>
          <table:table-cell table:style-name="Table2.C16" office:value-type="string">
            <text:p text:style-name="P15"/>
          </table:table-cell>
          <table:table-cell table:style-name="Table2.D13" office:value-type="string">
            <text:p text:style-name="P15"/>
          </table:table-cell>
          <table:table-cell table:style-name="Table2.E13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4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2.C16" office:value-type="string">
            <text:p text:style-name="P15"/>
          </table:table-cell>
          <table:table-cell table:style-name="Table2.D14" office:value-type="string">
            <text:p text:style-name="P15"/>
          </table:table-cell>
          <table:table-cell table:style-name="Table2.E14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5" office:value-type="string">
            <text:p text:style-name="P15"><text:placeholder text:placeholder-type="text">&lt;/otherwise&gt;</text:placeholder></text:p>
          </table:table-cell>
          <table:table-cell table:style-name="Table2.C16" office:value-type="string">
            <text:p text:style-name="P15"/>
          </table:table-cell>
          <table:table-cell table:style-name="Table2.D15" office:value-type="string">
            <text:p text:style-name="P15"/>
          </table:table-cell>
          <table:table-cell table:style-name="Table2.E15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6" office:value-type="string">
            <text:p text:style-name="P15"><text:placeholder text:placeholder-type="text">&lt;/choose&gt;</text:placeholder></text:p>
          </table:table-cell>
          <table:table-cell table:style-name="Table2.C16" office:value-type="string">
            <text:p text:style-name="P15"/>
          </table:table-cell>
          <table:table-cell table:style-name="Table2.D16" office:value-type="string">
            <text:p text:style-name="P15"/>
          </table:table-cell>
          <table:table-cell table:style-name="Table2.E16" office:value-type="string">
            <text:p text:style-name="P15"/>
          </table:table-cell>
        </table:table-row>
        <table:table-row>
          <table:table-cell table:style-name="Table2.A17" office:value-type="string">
            <text:p text:style-name="P10"/>
          </table:table-cell>
          <table:table-cell table:style-name="Table2.B17" office:value-type="string">
            <text:p text:style-name="P15"><text:placeholder text:placeholder-type="text">&lt;/for&gt;</text:placeholder></text:p>
          </table:table-cell>
          <table:table-cell table:style-name="Table2.C17" office:value-type="string">
            <text:p text:style-name="P15"/>
          </table:table-cell>
          <table:table-cell table:style-name="Table2.D17" office:value-type="string">
            <text:p text:style-name="P15"/>
          </table:table-cell>
          <table:table-cell table:style-name="Table2.E17" office:value-type="string">
            <text:p text:style-name="P14"/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0" office:value-type="string">
            <text:p text:style-name="P15"/>
          </table:table-cell>
          <table:table-cell table:style-name="Table2.C23" office:value-type="string">
            <text:p text:style-name="P18">Subtotal 0%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31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0" office:value-type="string">
            <text:p text:style-name="P15"/>
          </table:table-cell>
          <table:table-cell table:style-name="Table2.C23" office:value-type="string">
            <text:p text:style-name="P18">Subtotal 12%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31"><text:placeholder text:placeholder-type="text">&lt;formatLang(subtotal12, invoice.party.lang, currency=invoice.currency)&gt;</text:placeholder><text:soft-page-break/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0" office:value-type="string">
            <text:p text:style-name="P15"/>
          </table:table-cell>
          <table:table-cell table:style-name="Table2.C23" office:value-type="string">
            <text:p text:style-name="P17">SUBTOTAL <text:s/><text:span text:style-name="T5">(sin imp.)</text:span></text:p>
          </table:table-cell>
          <table:table-cell table:style-name="Table2.D20" office:value-type="string">
            <text:p text:style-name="P17"/>
          </table:table-cell>
          <table:table-cell table:style-name="Table2.E20" office:value-type="string">
            <text:p text:style-name="P2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2" office:value-type="string">
            <text:p text:style-name="P24">___________ <text:s text:c="11"/>_________</text:p>
            <text:p text:style-name="P24">Firma Autorizada <text:s text:c="10"/>Cliente</text:p>
          </table:table-cell>
          <table:table-cell table:style-name="Table2.C23" office:value-type="string">
            <text:p text:style-name="P17">IVA 12%</text:p>
          </table:table-cell>
          <table:table-cell table:style-name="Table2.D21" office:value-type="string">
            <text:p text:style-name="P17"/>
          </table:table-cell>
          <table:table-cell table:style-name="Table2.E21" office:value-type="string">
            <text:p text:style-name="P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0"/>
          </table:table-cell>
          <table:table-cell table:style-name="Table2.B22" office:value-type="string">
            <text:p text:style-name="P24"/>
          </table:table-cell>
          <table:table-cell table:style-name="Table2.C23" office:value-type="string">
            <text:p text:style-name="P20">DESCUENTO</text:p>
          </table:table-cell>
          <table:table-cell table:style-name="Table2.D22" office:value-type="string">
            <text:p text:style-name="P17"/>
          </table:table-cell>
          <table:table-cell table:style-name="Table2.E22" office:value-type="string">
            <text:p text:style-name="P3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10"/>
          </table:table-cell>
          <table:table-cell table:style-name="Table2.B23" office:value-type="string">
            <text:p text:style-name="P15"/>
          </table:table-cell>
          <table:table-cell table:style-name="Table2.C23" office:value-type="string">
            <text:p text:style-name="P17">VALOR TOTAL</text:p>
          </table:table-cell>
          <table:table-cell table:style-name="Table2.D23" office:value-type="string">
            <text:p text:style-name="P17"/>
          </table:table-cell>
          <table:table-cell table:style-name="Table2.E23" office:value-type="string">
            <text:p text:style-name="P23"><text:placeholder text:placeholder-type="text">&lt;formatLang(invoice.total_amount, invoice.party.lang, currency=invoice.currency)&gt;</text:placeholder></text:p>
          </table:table-cell>
        </table:table-row>
      </table:table>
      <text:p text:style-name="P5"/>
      <text:p text:style-name="P6"><text:placeholder text:placeholder-type="text">&lt;/if&gt;</text:placeholder></text:p>
      <text:p text:style-name="P9"><text:placeholder text:placeholder-type="text">&lt;if test="invoice.type == 'in_invoice'"&gt;</text:placeholder></text:p>
      <text:p text:style-name="P1">Cliente: <text:span text:style-name="T1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3"/>Guía Remisión:</text:p>
      <text:p text:style-name="P3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3"><text:placeholder text:placeholder-type="text">&lt;formatLang(invoice.invoice_date, invoice.party.lang)&gt;</text:placeholder> <text:s text:c="2"/></text:p>
      <text:p text:style-name="P2"><text:placeholder text:placeholder-type="text">&lt;/if&gt;</text:placeholder><text:tab/></text:p>
      <text:p text:style-name="P1"><text:soft-page-break/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4"><text:placeholder text:placeholder-type="text">&lt;/if&gt;</text:placeholder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8">Cantidad</text:p>
          </table:table-cell>
          <table:table-cell table:style-name="Table3.A1" office:value-type="string">
            <text:p text:style-name="P29">Descripción</text:p>
          </table:table-cell>
          <table:table-cell table:style-name="Table3.A1" office:value-type="string">
            <text:p text:style-name="P28">Precio Unitario</text:p>
          </table:table-cell>
          <table:table-cell table:style-name="Table3.D1" office:value-type="string">
            <text:p text:style-name="P27">Precio Total</text:p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2" office:value-type="string">
            <text:p text:style-name="P15"><text:placeholder text:placeholder-type="text">&lt;for each="line in invoice.lines"&gt;</text:placeholder></text:p>
          </table:table-cell>
          <table:table-cell table:style-name="Table3.C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3" office:value-type="string">
            <text:p text:style-name="P15"><text:placeholder text:placeholder-type="text">&lt;choose test=""&gt;</text:placeholder></text:p>
          </table:table-cell>
          <table:table-cell table:style-name="Table3.C3" office:value-type="string">
            <text:p text:style-name="P15"/>
          </table:table-cell>
          <table:table-cell table:style-name="Table3.D3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4" office:value-type="string">
            <text:p text:style-name="P15"><text:placeholder text:placeholder-type="text">&lt;when test="line.type == 'line'"&gt;</text:placeholder></text:p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1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5"><text:placeholder text:placeholder-type="text">&lt;for each="line in line.product.name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5" office:value-type="string">
            <text:p text:style-name="P12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when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when test="line.type == 'subtotal'"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when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when test="line.type == 'title'"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for each="line in line.description.split('\n')"&gt;</text:placeholder></text:p>
            <text:p text:style-name="P16"><text:soft-page-break/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when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otherwise test=""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otherwise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choose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5"/>
          </table:table-cell>
        </table:table-row>
        <table:table-row>
          <table:table-cell table:style-name="Table3.A17" office:value-type="string">
            <text:p text:style-name="P10"/>
          </table:table-cell>
          <table:table-cell table:style-name="Table3.B17" office:value-type="string">
            <text:p text:style-name="P15"><text:placeholder text:placeholder-type="text">&lt;/for&gt;</text:placeholder></text:p>
          </table:table-cell>
          <table:table-cell table:style-name="Table3.C17" office:value-type="string">
            <text:p text:style-name="P15"/>
          </table:table-cell>
          <table:table-cell table:style-name="Table3.D17" office:value-type="string">
            <text:p text:style-name="P14"/>
          </table:table-cell>
        </table:table-row>
        <table:table-row>
          <table:table-cell table:style-name="Table3.A18" office:value-type="string">
            <text:p text:style-name="P10"/>
          </table:table-cell>
          <table:table-cell table:style-name="Table3.B18" office:value-type="string">
            <text:p text:style-name="P15"/>
          </table:table-cell>
          <table:table-cell table:style-name="Table3.C25" office:value-type="string">
            <text:p text:style-name="P18">Subtotal 0%</text:p>
          </table:table-cell>
          <table:table-cell table:style-name="Table3.D25" office:value-type="string">
            <text:p text:style-name="P32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8">Subtotal 12%</text:p>
          </table:table-cell>
          <table:table-cell table:style-name="Table3.D25" office:value-type="string">
            <text:p text:style-name="P32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7">SUBTOTAL no objeto de IVA</text:p>
          </table:table-cell>
          <table:table-cell table:style-name="Table3.D25" office:value-type="string">
            <text:p text:style-name="P25">0.00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7">SUBTOTAL excento de IVA</text:p>
          </table:table-cell>
          <table:table-cell table:style-name="Table3.D25" office:value-type="string">
            <text:p text:style-name="P25">0.00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15"/>
          </table:table-cell>
          <table:table-cell table:style-name="Table3.C25" office:value-type="string">
            <text:p text:style-name="P17">SUBTOTAL <text:span text:style-name="T6">(sin imp.)</text:span></text:p>
          </table:table-cell>
          <table:table-cell table:style-name="Table3.D25" office:value-type="string">
            <text:p text:style-name="P2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24">______________ <text:s text:c="8"/>______________</text:p>
            <text:p text:style-name="P24">Firma Autorizada <text:s text:c="14"/>Cliente</text:p>
          </table:table-cell>
          <table:table-cell table:style-name="Table3.C25" office:value-type="string">
            <text:p text:style-name="P17">IVA 12%</text:p>
          </table:table-cell>
          <table:table-cell table:style-name="Table3.D25" office:value-type="string">
            <text:p text:style-name="P21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3.A24" office:value-type="string">
            <text:p text:style-name="P10"/>
          </table:table-cell>
          <table:table-cell table:style-name="Table3.B24" office:value-type="string">
            <text:p text:style-name="P24"/>
          </table:table-cell>
          <table:table-cell table:style-name="Table3.C25" office:value-type="string">
            <text:p text:style-name="P19">DESCUENT</text:p>
          </table:table-cell>
          <table:table-cell table:style-name="Table3.D25" office:value-type="string">
            <text:p text:style-name="P3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3.A25" office:value-type="string">
            <text:p text:style-name="P10"/>
          </table:table-cell>
          <table:table-cell table:style-name="Table3.B25" office:value-type="string">
            <text:p text:style-name="P15"/>
          </table:table-cell>
          <table:table-cell table:style-name="Table3.C25" office:value-type="string">
            <text:p text:style-name="P17">VALOR TOTAL</text:p>
          </table:table-cell>
          <table:table-cell table:style-name="Table3.D25" office:value-type="string">
            <text:p text:style-name="P23"><text:placeholder text:placeholder-type="text">&lt;formatLang(invoice.total_amount, invoice.party.lang, currency=invoice.currency)&gt;</text:placeholder></text:p>
          </table:table-cell>
        </table:table-row>
      </table:table>
      <text:p text:style-name="P5"/>
      <text:p text:style-name="P6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1T17:56:49.982469379</dc:date>
    <meta:editing-duration>PT36M21S</meta:editing-duration>
    <meta:editing-cycles>17</meta:editing-cycles>
    <meta:generator>LibreOffice/5.0.2.2$Linux_X86_64 LibreOffice_project/37b43f919e4de5eeaca9b9755ed688758a8251fe</meta:generator>
    <meta:document-statistic meta:table-count="2" meta:image-count="0" meta:object-count="0" meta:page-count="6" meta:paragraph-count="116" meta:word-count="263" meta:character-count="3451" meta:non-whitespace-character-count="3219"/>
  </office:meta>
</office:document-meta>
</file>